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9, C41, C36, C38, C45, C44, C46, C43, C42, C51, C49, C48, 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1, C9, C20, C25, C37, 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0, C7, C50,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5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0n/16V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587-2046-1-ND</text:p>
          </table:table-cell>
          <table:table-cell office:value-type="string" calcext:value-type="string">
            <text:p>587-2046-1-ND 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6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 style:data-style-name="N2" text:time-value="18:48:48.1361187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18:54:55.902473535</dc:date>
    <meta:editing-duration>PT5H35M25S</meta:editing-duration>
    <meta:editing-cycles>16</meta:editing-cycles>
    <meta:generator>LibreOffice/6.0.7.3$Linux_X86_64 LibreOffice_project/00m0$Build-3</meta:generator>
    <meta:document-statistic meta:table-count="1" meta:cell-count="436" meta:object-count="0"/>
  </office:meta>
</office:document-meta>
</file>